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TW Light" svg:font-family="'Source Han Sans TW Light'"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288cm" style:rel-column-width="4132*"/>
    </style:style>
    <style:style style:name="Tabelle1.B" style:family="table-column">
      <style:table-column-properties style:column-width="2.501cm" style:rel-column-width="1418*"/>
    </style:style>
    <style:style style:name="Tabelle1.C" style:family="table-column">
      <style:table-column-properties style:column-width="2.02cm" style:rel-column-width="1145*"/>
    </style:style>
    <style:style style:name="Tabelle1.D" style:family="table-column">
      <style:table-column-properties style:column-width="5.191cm" style:rel-column-width="2943*"/>
    </style:style>
    <style:style style:name="Tabelle1.1" style:family="table-row">
      <style:table-row-properties fo:background-color="transparent">
        <style:background-image/>
      </style:table-row-properties>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7.288cm" style:rel-column-width="4132*"/>
    </style:style>
    <style:style style:name="Tabelle2.B" style:family="table-column">
      <style:table-column-properties style:column-width="2.501cm" style:rel-column-width="1418*"/>
    </style:style>
    <style:style style:name="Tabelle2.C" style:family="table-column">
      <style:table-column-properties style:column-width="2.02cm" style:rel-column-width="1145*"/>
    </style:style>
    <style:style style:name="Tabelle2.D" style:family="table-column">
      <style:table-column-properties style:column-width="5.191cm" style:rel-column-width="2943*"/>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Heading_20_2" style:list-style-name=""/>
    <style:style style:name="P4" style:family="paragraph" style:parent-style-name="Heading_20_2" style:list-style-name="">
      <style:text-properties officeooo:paragraph-rsid="001a0b5f"/>
    </style:style>
    <style:style style:name="P5" style:family="paragraph" style:parent-style-name="Heading_20_2">
      <style:text-properties officeooo:rsid="00153c41" officeooo:paragraph-rsid="00153c41"/>
    </style:style>
    <style:style style:name="P6" style:family="paragraph" style:parent-style-name="Heading_20_2">
      <style:text-properties officeooo:paragraph-rsid="001a0b5f"/>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officeooo:paragraph-rsid="001a0b5f"/>
    </style:style>
    <style:style style:name="P9" style:family="paragraph" style:parent-style-name="Standard">
      <style:text-properties officeooo:rsid="00057d58" officeooo:paragraph-rsid="000b90fd"/>
    </style:style>
    <style:style style:name="P10" style:family="paragraph" style:parent-style-name="Standard">
      <style:text-properties officeooo:rsid="00057d58" officeooo:paragraph-rsid="000de0e5"/>
    </style:style>
    <style:style style:name="P11" style:family="paragraph" style:parent-style-name="Standard">
      <style:text-properties officeooo:rsid="00057d58" officeooo:paragraph-rsid="002ed98d"/>
    </style:style>
    <style:style style:name="P12" style:family="paragraph" style:parent-style-name="Standard">
      <style:text-properties officeooo:rsid="00057d58" officeooo:paragraph-rsid="003aefed"/>
    </style:style>
    <style:style style:name="P13" style:family="paragraph" style:parent-style-name="Standard">
      <style:text-properties officeooo:rsid="00057d58" officeooo:paragraph-rsid="003c9ce9"/>
    </style:style>
    <style:style style:name="P14" style:family="paragraph" style:parent-style-name="Standard">
      <style:text-properties officeooo:rsid="00057d58" officeooo:paragraph-rsid="003e4f43"/>
    </style:style>
    <style:style style:name="P15" style:family="paragraph" style:parent-style-name="Standard">
      <style:text-properties style:font-name="Source Code Pro" fo:font-size="10pt" officeooo:rsid="00057d58" officeooo:paragraph-rsid="000b90fd" style:font-size-asian="10pt" style:font-size-complex="10pt"/>
    </style:style>
    <style:style style:name="P16" style:family="paragraph" style:parent-style-name="Standard">
      <style:text-properties style:font-name="Source Code Pro" fo:font-size="10pt" officeooo:rsid="00057d58" officeooo:paragraph-rsid="002ed98d" style:font-size-asian="10pt" style:font-size-complex="10pt"/>
    </style:style>
    <style:style style:name="P17" style:family="paragraph" style:parent-style-name="Standard">
      <style:text-properties style:font-name="Source Code Pro" fo:font-size="10pt" officeooo:rsid="0008d3c4" officeooo:paragraph-rsid="0008d3c4" style:font-size-asian="10pt" style:font-size-complex="10pt"/>
    </style:style>
    <style:style style:name="P18" style:family="paragraph" style:parent-style-name="Standard">
      <style:text-properties style:font-name="Source Code Pro" fo:font-size="10pt" officeooo:rsid="0008d3c4" officeooo:paragraph-rsid="003aefed" style:font-size-asian="10pt" style:font-size-complex="10pt"/>
    </style:style>
    <style:style style:name="P19" style:family="paragraph" style:parent-style-name="Standard">
      <style:text-properties style:font-name="Source Code Pro" fo:font-size="10pt" officeooo:rsid="0008d3c4" officeooo:paragraph-rsid="003e4f43" style:font-size-asian="10pt" style:font-size-complex="10pt"/>
    </style:style>
    <style:style style:name="P20" style:family="paragraph" style:parent-style-name="Standard">
      <style:text-properties style:font-name="Source Code Pro" fo:font-size="10pt" officeooo:rsid="003335e2" officeooo:paragraph-rsid="003335e2" style:font-size-asian="10pt" style:font-size-complex="10pt"/>
    </style:style>
    <style:style style:name="P21" style:family="paragraph" style:parent-style-name="Standard">
      <style:text-properties style:font-name="Source Code Pro" fo:font-size="10pt" officeooo:paragraph-rsid="003aefed" style:font-size-asian="10pt" style:font-size-complex="10pt"/>
    </style:style>
    <style:style style:name="P22" style:family="paragraph" style:parent-style-name="Standard">
      <style:text-properties style:font-name="Source Code Pro" fo:font-size="10pt" officeooo:paragraph-rsid="003e4f43" style:font-size-asian="10pt" style:font-size-complex="10pt"/>
    </style:style>
    <style:style style:name="P23" style:family="paragraph" style:parent-style-name="Standard">
      <style:text-properties style:font-name="Source Code Pro" fo:font-size="10pt" officeooo:rsid="00098b1c" officeooo:paragraph-rsid="003e4f43" style:font-size-asian="10pt" style:font-size-complex="10pt"/>
    </style:style>
    <style:style style:name="P24" style:family="paragraph" style:parent-style-name="Standard">
      <style:text-properties style:font-name="Source Code Pro" fo:font-size="10pt" officeooo:rsid="000b176e" officeooo:paragraph-rsid="000b176e" style:font-size-asian="10pt" style:font-size-complex="10pt"/>
    </style:style>
    <style:style style:name="P25" style:family="paragraph" style:parent-style-name="Standard">
      <style:text-properties officeooo:rsid="00069e0b" officeooo:paragraph-rsid="001a0b5f"/>
    </style:style>
    <style:style style:name="P26" style:family="paragraph" style:parent-style-name="Standard">
      <style:text-properties officeooo:rsid="0006df5c" officeooo:paragraph-rsid="001a0b5f"/>
    </style:style>
    <style:style style:name="P27" style:family="paragraph" style:parent-style-name="Standard" style:list-style-name="L1">
      <style:text-properties officeooo:paragraph-rsid="001a0b5f"/>
    </style:style>
    <style:style style:name="P28" style:family="paragraph" style:parent-style-name="Standard" style:list-style-name="L1">
      <style:text-properties officeooo:rsid="0008d3c4" officeooo:paragraph-rsid="001a0b5f"/>
    </style:style>
    <style:style style:name="P29" style:family="paragraph" style:parent-style-name="Standard">
      <style:text-properties officeooo:rsid="0008d3c4" officeooo:paragraph-rsid="001a0b5f"/>
    </style:style>
    <style:style style:name="P30" style:family="paragraph" style:parent-style-name="Standard">
      <style:text-properties officeooo:rsid="0008d3c4" officeooo:paragraph-rsid="0034ebba"/>
    </style:style>
    <style:style style:name="P31" style:family="paragraph" style:parent-style-name="Standard">
      <style:text-properties officeooo:rsid="00098b1c"/>
    </style:style>
    <style:style style:name="P32" style:family="paragraph" style:parent-style-name="Standard">
      <style:text-properties officeooo:rsid="00098b1c" officeooo:paragraph-rsid="00098b1c"/>
    </style:style>
    <style:style style:name="P33" style:family="paragraph" style:parent-style-name="Standard">
      <style:text-properties officeooo:rsid="00098b1c" officeooo:paragraph-rsid="003e4f43"/>
    </style:style>
    <style:style style:name="P34" style:family="paragraph" style:parent-style-name="Standard">
      <style:text-properties fo:font-style="italic" officeooo:rsid="000b176e" officeooo:paragraph-rsid="003e4f43" style:font-style-asian="italic" style:font-style-complex="italic"/>
    </style:style>
    <style:style style:name="P35" style:family="paragraph" style:parent-style-name="Standard" style:list-style-name="L1">
      <style:text-properties officeooo:rsid="000d227f" officeooo:paragraph-rsid="001a0b5f"/>
    </style:style>
    <style:style style:name="P36" style:family="paragraph" style:parent-style-name="Standard">
      <style:text-properties officeooo:rsid="000de0e5" officeooo:paragraph-rsid="000de0e5"/>
    </style:style>
    <style:style style:name="P37" style:family="paragraph" style:parent-style-name="Standard" style:list-style-name="L3">
      <style:text-properties officeooo:rsid="000de0e5" officeooo:paragraph-rsid="000de0e5"/>
    </style:style>
    <style:style style:name="P38" style:family="paragraph" style:parent-style-name="Standard" style:list-style-name="L4">
      <style:text-properties officeooo:rsid="000de0e5" officeooo:paragraph-rsid="000de0e5"/>
    </style:style>
    <style:style style:name="P39" style:family="paragraph" style:parent-style-name="Standard" style:list-style-name="L6">
      <style:text-properties officeooo:rsid="000de0e5" officeooo:paragraph-rsid="001bd32d"/>
    </style:style>
    <style:style style:name="P40" style:family="paragraph" style:parent-style-name="Standard" style:list-style-name="L3">
      <style:text-properties officeooo:paragraph-rsid="000de0e5"/>
    </style:style>
    <style:style style:name="P41" style:family="paragraph" style:parent-style-name="Standard" style:list-style-name="L4">
      <style:text-properties officeooo:rsid="000f92b3" officeooo:paragraph-rsid="000f92b3"/>
    </style:style>
    <style:style style:name="P42" style:family="paragraph" style:parent-style-name="Standard">
      <style:text-properties officeooo:rsid="000f92b3" officeooo:paragraph-rsid="000f92b3"/>
    </style:style>
    <style:style style:name="P43" style:family="paragraph" style:parent-style-name="Standard">
      <style:text-properties officeooo:rsid="00117825" officeooo:paragraph-rsid="00117825"/>
    </style:style>
    <style:style style:name="P44" style:family="paragraph" style:parent-style-name="Standard">
      <style:text-properties officeooo:rsid="00153c41" officeooo:paragraph-rsid="00153c41"/>
    </style:style>
    <style:style style:name="P45" style:family="paragraph" style:parent-style-name="Standard">
      <style:text-properties officeooo:paragraph-rsid="00153c41"/>
    </style:style>
    <style:style style:name="P46" style:family="paragraph" style:parent-style-name="Standard">
      <style:text-properties officeooo:rsid="0015b415" officeooo:paragraph-rsid="0015b415"/>
    </style:style>
    <style:style style:name="P47" style:family="paragraph" style:parent-style-name="Standard">
      <style:text-properties officeooo:rsid="00185001" officeooo:paragraph-rsid="00185001"/>
    </style:style>
    <style:style style:name="P48" style:family="paragraph" style:parent-style-name="Standard" style:list-style-name="L5">
      <style:text-properties officeooo:rsid="00185001" officeooo:paragraph-rsid="00185001"/>
    </style:style>
    <style:style style:name="P49" style:family="paragraph" style:parent-style-name="Standard">
      <style:text-properties officeooo:rsid="0018a4a8" officeooo:paragraph-rsid="0018a4a8"/>
    </style:style>
    <style:style style:name="P50" style:family="paragraph" style:parent-style-name="Standard">
      <style:text-properties officeooo:rsid="0018a4a8" officeooo:paragraph-rsid="001a0b5f"/>
    </style:style>
    <style:style style:name="P51" style:family="paragraph" style:parent-style-name="Standard">
      <style:text-properties officeooo:paragraph-rsid="001a0b5f"/>
    </style:style>
    <style:style style:name="P52" style:family="paragraph" style:parent-style-name="Standard">
      <style:text-properties officeooo:rsid="000fd760" officeooo:paragraph-rsid="0018a4a8"/>
    </style:style>
    <style:style style:name="P53" style:family="paragraph" style:parent-style-name="Standard" style:list-style-name="L6">
      <style:text-properties officeooo:rsid="001bd32d" officeooo:paragraph-rsid="001bd32d"/>
    </style:style>
    <style:style style:name="P54" style:family="paragraph" style:parent-style-name="Standard">
      <style:text-properties officeooo:rsid="001ee878" officeooo:paragraph-rsid="001ee878"/>
    </style:style>
    <style:style style:name="P55" style:family="paragraph" style:parent-style-name="Standard" style:list-style-name="L6">
      <style:text-properties officeooo:rsid="00231972" officeooo:paragraph-rsid="00231972"/>
    </style:style>
    <style:style style:name="P56" style:family="paragraph" style:parent-style-name="Standard">
      <style:text-properties officeooo:rsid="002547b5" officeooo:paragraph-rsid="002547b5"/>
    </style:style>
    <style:style style:name="P57" style:family="paragraph" style:parent-style-name="Standard">
      <style:text-properties officeooo:rsid="00258779" officeooo:paragraph-rsid="00258779"/>
    </style:style>
    <style:style style:name="P58" style:family="paragraph" style:parent-style-name="Standard" style:list-style-name="L7">
      <style:text-properties officeooo:rsid="00258779" officeooo:paragraph-rsid="00258779"/>
    </style:style>
    <style:style style:name="P59" style:family="paragraph" style:parent-style-name="Standard" style:list-style-name="L7">
      <style:text-properties officeooo:paragraph-rsid="00258779"/>
    </style:style>
    <style:style style:name="P60" style:family="paragraph" style:parent-style-name="Standard">
      <style:text-properties officeooo:rsid="0026d71e" officeooo:paragraph-rsid="0026d71e"/>
    </style:style>
    <style:style style:name="P61" style:family="paragraph" style:parent-style-name="Standard">
      <style:text-properties officeooo:rsid="002ab5ba" officeooo:paragraph-rsid="002ab5ba"/>
    </style:style>
    <style:style style:name="P62" style:family="paragraph" style:parent-style-name="Standard">
      <style:text-properties officeooo:rsid="002ab5ba" officeooo:paragraph-rsid="0034ebba"/>
    </style:style>
    <style:style style:name="P63" style:family="paragraph" style:parent-style-name="Standard">
      <style:text-properties officeooo:rsid="002ed98d" officeooo:paragraph-rsid="002ed98d"/>
    </style:style>
    <style:style style:name="P64" style:family="paragraph" style:parent-style-name="Standard">
      <style:text-properties officeooo:rsid="002ed98d" officeooo:paragraph-rsid="0034ebba"/>
    </style:style>
    <style:style style:name="P65" style:family="paragraph" style:parent-style-name="Standard">
      <style:text-properties officeooo:rsid="002f7694" officeooo:paragraph-rsid="002f7694"/>
    </style:style>
    <style:style style:name="P66" style:family="paragraph" style:parent-style-name="Standard">
      <style:text-properties fo:font-weight="normal" officeooo:rsid="00057d58" officeooo:paragraph-rsid="002ed98d" style:font-weight-asian="normal" style:font-weight-complex="normal"/>
    </style:style>
    <style:style style:name="P67" style:family="paragraph" style:parent-style-name="Standard">
      <style:text-properties fo:font-weight="normal" officeooo:rsid="002ab5ba" officeooo:paragraph-rsid="002ab5ba" style:font-weight-asian="normal" style:font-weight-complex="normal"/>
    </style:style>
    <style:style style:name="P68" style:family="paragraph" style:parent-style-name="Standard">
      <style:text-properties fo:font-weight="normal" officeooo:rsid="00354252" officeooo:paragraph-rsid="00354252" style:font-weight-asian="normal" style:font-weight-complex="normal"/>
    </style:style>
    <style:style style:name="P69" style:family="paragraph" style:parent-style-name="Standard">
      <style:text-properties fo:font-weight="normal" officeooo:rsid="00362d3b" officeooo:paragraph-rsid="00362d3b" style:font-weight-asian="normal" style:font-weight-complex="normal"/>
    </style:style>
    <style:style style:name="P70" style:family="paragraph" style:parent-style-name="Standard">
      <style:text-properties officeooo:rsid="00304560" officeooo:paragraph-rsid="00304560"/>
    </style:style>
    <style:style style:name="P71" style:family="paragraph" style:parent-style-name="Standard">
      <style:text-properties officeooo:rsid="003239b4" officeooo:paragraph-rsid="003239b4"/>
    </style:style>
    <style:style style:name="P72" style:family="paragraph" style:parent-style-name="Standard">
      <style:text-properties officeooo:rsid="003239b4" officeooo:paragraph-rsid="003aefed"/>
    </style:style>
    <style:style style:name="P73" style:family="paragraph" style:parent-style-name="Standard">
      <style:text-properties officeooo:rsid="003239b4" officeooo:paragraph-rsid="003e4f43"/>
    </style:style>
    <style:style style:name="P74" style:family="paragraph" style:parent-style-name="Standard">
      <style:text-properties officeooo:rsid="00381f1c" officeooo:paragraph-rsid="00381f1c"/>
    </style:style>
    <style:style style:name="P75" style:family="paragraph" style:parent-style-name="Standard">
      <style:text-properties officeooo:paragraph-rsid="003aefed"/>
    </style:style>
    <style:style style:name="P76" style:family="paragraph" style:parent-style-name="Standard">
      <style:text-properties officeooo:rsid="003c9ce9" officeooo:paragraph-rsid="003c9ce9"/>
    </style:style>
    <style:style style:name="P77" style:family="paragraph" style:parent-style-name="Standard">
      <style:text-properties officeooo:rsid="003c9ce9" officeooo:paragraph-rsid="003e4f43"/>
    </style:style>
    <style:style style:name="P78" style:family="paragraph" style:parent-style-name="Standard">
      <style:text-properties officeooo:paragraph-rsid="003e4f43"/>
    </style:style>
    <style:style style:name="P79" style:family="paragraph" style:parent-style-name="Standard">
      <style:text-properties officeooo:rsid="00445366" officeooo:paragraph-rsid="00445366"/>
    </style:style>
    <style:style style:name="P80" style:family="paragraph" style:parent-style-name="Text_20_body">
      <style:text-properties officeooo:rsid="0028ce17" officeooo:paragraph-rsid="0028ce17"/>
    </style:style>
    <style:style style:name="P81" style:family="paragraph" style:parent-style-name="Heading_20_3">
      <style:text-properties fo:font-weight="bold" style:font-weight-asian="bold" style:font-weight-complex="bold"/>
    </style:style>
    <style:style style:name="P82" style:family="paragraph" style:parent-style-name="Heading_20_3" style:list-style-name=""/>
    <style:style style:name="P83" style:family="paragraph" style:parent-style-name="Heading_20_3">
      <style:paragraph-properties fo:break-before="page"/>
    </style:style>
    <style:style style:name="P84" style:family="paragraph" style:parent-style-name="Table_20_Contents">
      <style:text-properties officeooo:rsid="002ab5ba" officeooo:paragraph-rsid="002ab5ba"/>
    </style:style>
    <style:style style:name="P85" style:family="paragraph" style:parent-style-name="Table_20_Contents">
      <style:text-properties officeooo:rsid="002ab5ba" officeooo:paragraph-rsid="0034ebba"/>
    </style:style>
    <style:style style:name="P86" style:family="paragraph" style:parent-style-name="Table_20_Contents">
      <style:text-properties fo:font-weight="bold" officeooo:rsid="002ab5ba" officeooo:paragraph-rsid="002ab5ba" style:font-weight-asian="bold" style:font-weight-complex="bold"/>
    </style:style>
    <style:style style:name="P87" style:family="paragraph" style:parent-style-name="Table_20_Contents">
      <style:text-properties fo:font-weight="bold" officeooo:rsid="002ab5ba" officeooo:paragraph-rsid="0034ebba" style:font-weight-asian="bold" style:font-weight-complex="bold"/>
    </style:style>
    <style:style style:name="P88" style:family="paragraph" style:parent-style-name="Table_20_Contents">
      <style:text-properties fo:font-weight="bold" officeooo:rsid="00354252" officeooo:paragraph-rsid="00354252" style:font-weight-asian="bold" style:font-weight-complex="bold"/>
    </style:style>
    <style:style style:name="P89" style:family="paragraph" style:parent-style-name="Table_20_Contents">
      <style:text-properties officeooo:rsid="002b6fda" officeooo:paragraph-rsid="002b6fda"/>
    </style:style>
    <style:style style:name="P90" style:family="paragraph" style:parent-style-name="Table_20_Contents">
      <style:text-properties officeooo:rsid="002ba0dc" officeooo:paragraph-rsid="002ba0dc"/>
    </style:style>
    <style:style style:name="P91" style:family="paragraph" style:parent-style-name="Table_20_Contents">
      <style:text-properties officeooo:rsid="002ba0dc" officeooo:paragraph-rsid="0034ebba"/>
    </style:style>
    <style:style style:name="P92" style:family="paragraph" style:parent-style-name="Table_20_Contents">
      <style:text-properties officeooo:rsid="002ccac3" officeooo:paragraph-rsid="002ccac3"/>
    </style:style>
    <style:style style:name="P93" style:family="paragraph" style:parent-style-name="Table_20_Contents">
      <style:text-properties officeooo:rsid="00354252" officeooo:paragraph-rsid="00354252"/>
    </style:style>
    <style:style style:name="P94" style:family="paragraph" style:parent-style-name="Table_20_Contents">
      <style:text-properties officeooo:rsid="00354252" officeooo:paragraph-rsid="00362d3b"/>
    </style:style>
    <style:style style:name="P95" style:family="paragraph" style:parent-style-name="Table_20_Contents">
      <style:text-properties officeooo:rsid="00362d3b" officeooo:paragraph-rsid="00362d3b"/>
    </style:style>
    <style:style style:name="P96" style:family="paragraph" style:parent-style-name="Table_20_Contents">
      <style:text-properties officeooo:rsid="00381f1c" officeooo:paragraph-rsid="00381f1c"/>
    </style:style>
    <style:style style:name="T1" style:family="text">
      <style:text-properties style:font-name="Source Code Pro"/>
    </style:style>
    <style:style style:name="T2" style:family="text">
      <style:text-properties style:font-name="Source Code Pro" officeooo:rsid="0018a4a8"/>
    </style:style>
    <style:style style:name="T3" style:family="text">
      <style:text-properties style:font-name="Source Code Pro" fo:font-size="10pt" style:font-size-asian="10pt" style:font-size-complex="10pt"/>
    </style:style>
    <style:style style:name="T4" style:family="text">
      <style:text-properties officeooo:rsid="0006df5c"/>
    </style:style>
    <style:style style:name="T5" style:family="text">
      <style:text-properties style:font-name="Symbola" fo:font-size="14pt" fo:font-weight="normal" style:font-name-asian="Symbola" style:font-size-asian="14pt" style:font-weight-asian="normal" style:font-name-complex="Symbola" style:font-size-complex="14pt" style:font-weight-complex="normal"/>
    </style:style>
    <style:style style:name="T6" style:family="text">
      <style:text-properties officeooo:rsid="000d227f"/>
    </style:style>
    <style:style style:name="T7" style:family="text">
      <style:text-properties officeooo:rsid="000de0e5"/>
    </style:style>
    <style:style style:name="T8" style:family="text">
      <style:text-properties officeooo:rsid="00117825"/>
    </style:style>
    <style:style style:name="T9" style:family="text">
      <style:text-properties officeooo:rsid="00136393"/>
    </style:style>
    <style:style style:name="T10" style:family="text">
      <style:text-properties officeooo:rsid="0014c12d"/>
    </style:style>
    <style:style style:name="T11" style:family="text">
      <style:text-properties officeooo:rsid="00153c41"/>
    </style:style>
    <style:style style:name="T12" style:family="text">
      <style:text-properties officeooo:rsid="0015b415"/>
    </style:style>
    <style:style style:name="T13" style:family="text">
      <style:text-properties officeooo:rsid="00178387"/>
    </style:style>
    <style:style style:name="T14" style:family="text">
      <style:text-properties officeooo:rsid="00185001"/>
    </style:style>
    <style:style style:name="T15" style:family="text">
      <style:text-properties officeooo:rsid="0018a4a8"/>
    </style:style>
    <style:style style:name="T16" style:family="text">
      <style:text-properties officeooo:rsid="001bd32d"/>
    </style:style>
    <style:style style:name="T17" style:family="text">
      <style:text-properties officeooo:rsid="001d12e6"/>
    </style:style>
    <style:style style:name="T18" style:family="text">
      <style:text-properties officeooo:rsid="001f9bfe"/>
    </style:style>
    <style:style style:name="T19" style:family="text">
      <style:text-properties officeooo:rsid="00231972"/>
    </style:style>
    <style:style style:name="T20" style:family="text">
      <style:text-properties officeooo:rsid="00258779"/>
    </style:style>
    <style:style style:name="T21" style:family="text">
      <style:text-properties officeooo:rsid="00304560"/>
    </style:style>
    <style:style style:name="T22" style:family="text">
      <style:text-properties officeooo:rsid="003239b4"/>
    </style:style>
    <style:style style:name="T23" style:family="text">
      <style:text-properties officeooo:rsid="0032c189"/>
    </style:style>
    <style:style style:name="T24" style:family="text">
      <style:text-properties officeooo:rsid="00354252"/>
    </style:style>
    <style:style style:name="T25" style:family="text">
      <style:text-properties officeooo:rsid="00362d3b"/>
    </style:style>
    <style:style style:name="T26" style:family="text">
      <style:text-properties style:font-name="Abyssinica SIL" fo:font-weight="normal" style:font-weight-asian="normal" style:font-weight-complex="normal"/>
    </style:style>
    <style:style style:name="T27" style:family="text">
      <style:text-properties officeooo:rsid="003aa866"/>
    </style:style>
    <style:style style:name="T28" style:family="text">
      <style:text-properties officeooo:rsid="003ccb66"/>
    </style:style>
    <style:style style:name="T29" style:family="text">
      <style:text-properties officeooo:rsid="003d4eeb"/>
    </style:style>
    <style:style style:name="T30" style:family="text">
      <style:text-properties officeooo:rsid="00404cd9"/>
    </style:style>
    <style:style style:name="T31" style:family="text">
      <style:text-properties style:font-name="Liberation Serif1" style:font-name-asian="Liberation Serif1" style:font-name-complex="Liberation Serif1"/>
    </style:style>
    <style:style style:name="T32" style:family="text">
      <style:text-properties style:font-name="Liberation Serif1" fo:font-size="14pt" style:font-name-asian="Liberation Serif1" style:font-size-asian="14pt" style:font-name-complex="Liberation Serif1"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43">Dieses Dokument beschreibt das Backend unseres Systems.</text:p>
      <text:p text:style-name="P43">Es besteht aus einem fachlichen abstrakten Teil, der ein Gesamtverständnis über die Funktionalitäten geben soll und einem technischen Teil, der die Schnittstellen, also die API dokumentiert.</text:p>
      <text:p text:style-name="P43"/>
      <text:h text:style-name="Heading_20_1" text:outline-level="1">Fachliche Beschreibung</text:h>
      <text:p text:style-name="P43">Zum Verständnis des <text:span text:style-name="T10">Gesamts</text:span>ystems gehört <text:span text:style-name="T10">die Kenntnis einiger Begriffe</text:span> und d<text:span text:style-name="T10">as Verständnis darüber</text:span>, wie die verschiedenen Begriffswelten zusammen spielen.</text:p>
      <text:p text:style-name="P43"/>
      <text:h text:style-name="Heading_20_2" text:outline-level="2">Domäne</text:h>
      <text:p text:style-name="P36">Die verschiedenen Anwendungsgebiete <text:span text:style-name="T8">des Backends werden </text:span>als Domäne<text:span text:style-name="T9">n</text:span> betrachtet. Domänen sind <text:span text:style-name="T8">nach fachlichen Schwerpunkten gewählt. Diese Domänen existieren bereits bzw. sind in Bearbeitung</text:span>:</text:p>
      <text:list xml:id="list3575694031" text:style-name="L4">
        <text:list-item>
          <text:p text:style-name="P38">USE<text:span text:style-name="T8">R (hierunter fallen auch die Authorisierung und die Authentifizierung)</text:span></text:p>
        </text:list-item>
        <text:list-item>
          <text:p text:style-name="P38">PORTFOLIO <text:span text:style-name="T8">(was wir anbieten)</text:span></text:p>
        </text:list-item>
        <text:list-item>
          <text:p text:style-name="P38">PERSON</text:p>
        </text:list-item>
        <text:list-item>
          <text:p text:style-name="P38">ADDRESS</text:p>
        </text:list-item>
        <text:list-item>
          <text:p text:style-name="P41">DEPOT <text:span text:style-name="T8">(was die Investoren nutzen)</text:span></text:p>
        </text:list-item>
        <text:list-item>
          <text:p text:style-name="P41">ACCOUNT</text:p>
        </text:list-item>
        <text:list-item>
          <text:p text:style-name="P41">…</text:p>
        </text:list-item>
      </text:list>
      <text:p text:style-name="P42"/>
      <text:p text:style-name="P54">In den ersten Versionen dieses Dokuments wird nicht auf alle Domänen im Detail eingegangen.</text:p>
      <text:p text:style-name="Standard"/>
      <text:h text:style-name="P5" text:outline-level="2">User und Rechte</text:h>
      <text:p text:style-name="P36"><text:span text:style-name="T11">User</text:span> sind im System registrierte <text:span text:style-name="T11">Benutzer</text:span>. user sind keine Personen sondern technische Anwender.</text:p>
      <text:p text:style-name="P45"><text:span text:style-name="T11">Einem Benutzer wird eine Rolle zugewiesen. Über die Rolle werden die Berechtigungen für Zugriffe auf Domänen gesteuert.</text:span></text:p>
      <text:p text:style-name="P44">Dieses Konzept ermöglicht eine beliebige Granularität der Zugriffssteuerung, abhängig davon, welche und wieviele Entitäten unter eine Domäne fallen.</text:p>
      <text:p text:style-name="P44"/>
      <text:p text:style-name="P44">Was das bedeutet, kurz an einem Beispiel erläutert:</text:p>
      <text:p text:style-name="P46">Aktuell sind Asset<text:span text:style-name="T17">k</text:span>lassen und Portfolios unter der Domäne PORTFOLIO zusammengefasst. Ein Benutzer, der das Leserecht für die Domäne PORTFOLIO hat, darf also sowohl die Daten der Asset<text:span text:style-name="T17">k</text:span>lassen, als auch der Portfolios sehen.<text:line-break/>Soll das später weiter herunter gebrochen werden, kann das über eine weitere DOMÄNE (ASSET) und die entsprechende Rechtevergabe an die Rolle des Benutzers recht einfach implementiert werden.</text:p>
      <text:p text:style-name="P36"/>
      <text:p text:style-name="P36">Die<text:span text:style-name="T12">se</text:span> Rollen <text:span text:style-name="T13">existieren (Repräsentation </text:span>durch Enumeration<text:span text:style-name="T13">)</text:span>:</text:p>
      <text:list xml:id="list744665825" text:style-name="L3">
        <text:list-item>
          <text:p text:style-name="P40"><text:span text:style-name="T7">USER</text:span></text:p>
        </text:list-item>
        <text:list-item>
          <text:p text:style-name="P40"><text:span text:style-name="T7">INVESTOR</text:span></text:p>
        </text:list-item>
        <text:list-item>
          <text:p text:style-name="P37">CONTROLLER</text:p>
        </text:list-item>
        <text:list-item>
          <text:p text:style-name="P37">ADMIN</text:p>
        </text:list-item>
        <text:list-item>
          <text:p text:style-name="P37"><text:soft-page-break/>ROOT_ADMIN</text:p>
        </text:list-item>
      </text:list>
      <text:p text:style-name="P36"/>
      <text:p text:style-name="Standard"/>
      <text:p text:style-name="P47">Über welche Rechte die Rollen verfügen (und damit die Benutzer, die eine Rolle inne haben), wird über Permissions gesteuert.</text:p>
      <text:p text:style-name="P47"/>
      <text:h text:style-name="Heading_20_2" text:outline-level="2"><text:span text:style-name="T18">Rechtekonzept / </text:span>Permission<text:span text:style-name="T14">s</text:span></text:h>
      <text:p text:style-name="P49">Auch wenn dieser Teil die fachliche Perspektive abdecken soll, wird‘s jetzt ein wenig technisch.</text:p>
      <text:p text:style-name="P49"/>
      <text:p text:style-name="P47">Das Backend unterscheidet lediglich zwischen drei Zugriffsrechten:</text:p>
      <text:list xml:id="list1363783298" text:style-name="L5">
        <text:list-item>
          <text:p text:style-name="P48">Lesen (R)</text:p>
        </text:list-item>
        <text:list-item>
          <text:p text:style-name="P48">Schreiben (W)</text:p>
        </text:list-item>
        <text:list-item>
          <text:p text:style-name="P48">Löschen (D)</text:p>
        </text:list-item>
      </text:list>
      <text:p text:style-name="P47"/>
      <text:p text:style-name="P47">Dabei kann zusätzlich festgelegt werden, ob diese Rechte nur für den Eigentümer der Daten gelten oder auch für alle Daten, unabhängig davon, wem sie gehören.</text:p>
      <text:p text:style-name="P47"/>
      <text:p text:style-name="P47">Dargestellt wird dies durch Einträge nach dem Muster (etwas technisch) <text:span text:style-name="T1">RWD</text:span><text:span text:style-name="T2">+</text:span><text:span text:style-name="T1">RWD</text:span></text:p>
      <text:p text:style-name="P47"/>
      <text:p text:style-name="P47">Beispiele:</text:p>
      <text:p text:style-name="P47">Ein Investor darf seine eigenen Personendaten lesen und schreiben aber nicht löschen. Die Daten der anderen Investoren darf er nicht sehen. <text:span text:style-name="T15">Die Rolle INVESTOR erhält als Recht für die Domäne PERSON </text:span><text:span text:style-name="T2">RWD+---</text:span></text:p>
      <text:p text:style-name="P49">Ein Investor darf die Portfolios sehen aber nicht ändern. Rechte sind <text:span text:style-name="T1">---+R--</text:span> weil die Daten ihm nicht gehören er aber lesend darauf zugreifen können muss.</text:p>
      <text:p text:style-name="P52"/>
      <text:h text:style-name="P6" text:outline-level="2">Portfolio</text:h>
      <text:p text:style-name="P25">Ein Portfolio ist die Zusammenstellung möglicher Wertanlagen, die von den Investoren ‚eingekauft‘ werden können.</text:p>
      <text:p text:style-name="P79"><text:span text:style-name="T32">☝</text:span>Nicht zu verwechseln ist das Portfolio mit dem Depot des Investors. Im Sprachgebrauch unseres StartUps ist das Portfolio gleich zu setzen mit einer Portfoliokonstruktion.</text:p>
      <text:p text:style-name="P79"/>
      <text:p text:style-name="P26">Ein Portfolio setzt sich zusammen aus Basiswerten und zugeordneten Assetklassen (s.u.).</text:p>
      <text:p text:style-name="P26">Basiswerte sind</text:p>
      <text:list xml:id="list3344303386" text:style-name="L1">
        <text:list-item>
          <text:p text:style-name="P28">der Name des Portfolios</text:p>
        </text:list-item>
        <text:list-item>
          <text:p text:style-name="P35">die Risikoeinstufung des Portfolios</text:p>
        </text:list-item>
        <text:list-item>
          <text:p text:style-name="P27"><text:span text:style-name="T6">beschreibender Text über das Portfolio</text:span></text:p>
        </text:list-item>
        <text:list-item>
          <text:p text:style-name="P27"><text:span text:style-name="T4">prozentuale Angaben über die Aufteilung der Wertanlagen auf die Assetklassen</text:span></text:p>
        </text:list-item>
        <text:list-item>
          <text:p text:style-name="P35">ein Datum, ab wann das Portfolio gültig ist</text:p>
        </text:list-item>
        <text:list-item>
          <text:p text:style-name="P35">ein Datum, bis wann das Portfolio gültig ist</text:p>
        </text:list-item>
      </text:list>
      <text:p text:style-name="P51"/>
      <text:p text:style-name="P29">Dem Portfolio können beliebig viele verschiedene Assetklassen zugewiesen werden.</text:p>
      <text:p text:style-name="P29"/>
      <text:h text:style-name="P4" text:outline-level="2"/>
      <text:h text:style-name="P8" text:outline-level="2">Assetklasse</text:h>
      <text:p text:style-name="P29">Aktuell existieren 4 Typen von Assetklassen. <text:span text:style-name="T7">Die Assetklassen werden im System durch Enumerations unterschieden. Die Klassen und ihre Enumerations:</text:span></text:p>
      <text:list xml:id="list192685925" text:style-name="L6">
        <text:list-item>
          <text:p text:style-name="P39"><text:span text:style-name="T16">Anleihen <text:tab/>→ LOAN</text:span></text:p>
        </text:list-item>
        <text:list-item>
          <text:p text:style-name="P53">ETFs <text:tab/><text:tab/>→ <text:span text:style-name="T19">ETF</text:span></text:p>
        </text:list-item>
        <text:list-item>
          <text:p text:style-name="P55">Aktien <text:tab/>→ SHARE (noch ohne Bedeutung)</text:p>
        </text:list-item>
        <text:list-item>
          <text:p text:style-name="P53">Gold <text:tab/><text:tab/>→ GOLD</text:p>
        </text:list-item>
        <text:list-item>
          <text:p text:style-name="P39">Tagesgeld <text:tab/>→ <text:span text:style-name="T16">CALL_MONEY</text:span></text:p>
        </text:list-item>
      </text:list>
      <text:p text:style-name="P29"/>
      <text:p text:style-name="P29"><text:span text:style-name="T5">☝</text:span>In einer späteren Version sollte hier bereits je zugeordneter Assetklasse der Prozentwert zusätzlich angegeben werden. Diese Information kann dann für den Einkauf bei den Anbietern genutzt werden. Außerdem ist so gewährleistet, dass die Summe der Assetklassen 100% ergibt. </text:p>
      <text:p text:style-name="P50"/>
      <text:h text:style-name="Heading_20_2" text:outline-level="2">Risikoeinstufung</text:h>
      <text:p text:style-name="P56">Für die Einstufung des Risikos eines Portfolios stehen fest definierte Level zur Verfügung. Auch diese Einstufungen werden durch Enumerations repräsentiert:</text:p>
      <text:list xml:id="list1631762728" text:style-name="L7">
        <text:list-item>
          <text:p text:style-name="P59"><text:span text:style-name="T20">Konservativ<text:tab/><text:tab/>→ CONSERVATIVE</text:span></text:p>
        </text:list-item>
        <text:list-item>
          <text:p text:style-name="P58">Moderat<text:tab/><text:tab/>→ MODERATE</text:p>
        </text:list-item>
        <text:list-item>
          <text:p text:style-name="P58">Ausgewogen<text:tab/><text:tab/>→ BALANCED</text:p>
        </text:list-item>
        <text:list-item>
          <text:p text:style-name="P58">Chancenorientiert<text:tab/>→ DEDICATED</text:p>
        </text:list-item>
        <text:list-item>
          <text:p text:style-name="P58">Risikobehaftet<text:tab/><text:tab/>→ RISKY</text:p>
        </text:list-item>
      </text:list>
      <text:p text:style-name="P57"/>
      <text:h text:style-name="P1" text:outline-level="1"/>
      <text:h text:style-name="P2" text:outline-level="1">Technische Beschreibung</text:h>
      <text:p text:style-name="P80">Dieser Teil dient der Softwareentwicklung und beschreibt die Schnittstellen und wie diese zu verwenden sind.</text:p>
      <text:h text:style-name="Heading_20_2" text:outline-level="2">LOGIN</text:h>
      <text:p text:style-name="P10">Wie bei fast allen anderen Schnittstellen auch, ist vorab eine Authentifizierung durchzuführen.</text:p>
      <text:p text:style-name="P9">Die Anmeldung am System erfolgt mit user/password.</text:p>
      <text:p text:style-name="P9"/>
      <text:p text:style-name="P9">Mit der Anmeldung wird vom Backend ein Token zurück geliefert.</text:p>
      <text:p text:style-name="P9">Das Token wird für die nachfolgenden Schnittstellenaufrufe benötigt und kann – je nach OS – als Cookie oder anderweitig abgelegt werden.</text:p>
      <text:p text:style-name="P9">Die Lebensdauer des Tokens ist über die Konfiguration des Service einstellbar.</text:p>
      <text:p text:style-name="P9"/>
      <text:p text:style-name="P9">Methode: POST</text:p>
      <text:p text:style-name="P9">URL: &lt;Server&gt;:&lt;Port&gt;/login</text:p>
      <text:p text:style-name="P9"/>
      <text:p text:style-name="P9">JSON Request:</text:p>
      <text:p text:style-name="P15">{</text:p>
      <text:p text:style-name="P15"><text:tab/>"user": "&lt;username&gt;",</text:p>
      <text:p text:style-name="P15"><text:tab/>"password": "&lt;password&gt;"</text:p>
      <text:p text:style-name="P15">}</text:p>
      <text:p text:style-name="P15"/>
      <text:p text:style-name="P9">JSON Response:</text:p>
      <text:p text:style-name="P15">{</text:p>
      <text:p text:style-name="P15"><text:s text:c="2"/>"returnCode": &lt;Long&gt;,</text:p>
      <text:p text:style-name="P15"><text:s text:c="2"/>"description": &lt;String&gt;,</text:p>
      <text:p text:style-name="P15"><text:s text:c="2"/>"result": &lt;String&gt;,</text:p>
      <text:p text:style-name="P15"><text:s text:c="2"/>"tokenId": &lt;UUID&gt;,</text:p>
      <text:p text:style-name="P15"><text:s text:c="2"/>"userId": &lt;LONG&gt;</text:p>
      <text:p text:style-name="P15">}</text:p>
      <text:p text:style-name="P15"/>
      <text:p text:style-name="P70"/>
      <text:h text:style-name="P3" text:outline-level="2"/>
      <text:h text:style-name="P7" text:outline-level="2">Portfolioverwaltung</text:h>
      <text:h text:style-name="Heading_20_3" text:outline-level="3">Portfolio</text:h>
      <text:p text:style-name="P63">Eigenschaften:</text:p>
      <text:p text:style-name="P6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6">Attribut</text:p>
          </table:table-cell>
          <table:table-cell table:style-name="Tabelle1.A1" office:value-type="string">
            <text:p text:style-name="P86">Typ</text:p>
          </table:table-cell>
          <table:table-cell table:style-name="Tabelle1.A1" office:value-type="string">
            <text:p text:style-name="P86">NULL</text:p>
          </table:table-cell>
          <table:table-cell table:style-name="Tabelle1.D1" office:value-type="string">
            <text:p text:style-name="P88">Bedeutung</text:p>
          </table:table-cell>
        </table:table-row>
        <table:table-row>
          <table:table-cell table:style-name="Tabelle1.A12" office:value-type="string">
            <text:p text:style-name="P84">portfolioId</text:p>
          </table:table-cell>
          <table:table-cell table:style-name="Tabelle1.B2" office:value-type="string">
            <text:p text:style-name="P84">Numerisch</text:p>
          </table:table-cell>
          <table:table-cell table:style-name="Tabelle1.C2" office:value-type="string">
            <text:p text:style-name="P84">n</text:p>
          </table:table-cell>
          <table:table-cell table:style-name="Tabelle1.D2" office:value-type="string">
            <text:p text:style-name="P93">Technische ID</text:p>
          </table:table-cell>
        </table:table-row>
        <table:table-row>
          <table:table-cell table:style-name="Tabelle1.A12" office:value-type="string">
            <text:p text:style-name="P84">portfolioName</text:p>
          </table:table-cell>
          <table:table-cell table:style-name="Tabelle1.B3" office:value-type="string">
            <text:p text:style-name="P84">String</text:p>
          </table:table-cell>
          <table:table-cell table:style-name="Tabelle1.C3" office:value-type="string">
            <text:p text:style-name="P84">n</text:p>
          </table:table-cell>
          <table:table-cell table:style-name="Tabelle1.D3" office:value-type="string">
            <text:p text:style-name="P93">Bezeichner</text:p>
          </table:table-cell>
        </table:table-row>
        <table:table-row>
          <table:table-cell table:style-name="Tabelle1.A12" office:value-type="string">
            <text:p text:style-name="P84">description</text:p>
          </table:table-cell>
          <table:table-cell table:style-name="Tabelle1.B4" office:value-type="string">
            <text:p text:style-name="P84">String</text:p>
          </table:table-cell>
          <table:table-cell table:style-name="Tabelle1.C4" office:value-type="string">
            <text:p text:style-name="P84">y</text:p>
          </table:table-cell>
          <table:table-cell table:style-name="Tabelle1.D4" office:value-type="string">
            <text:p text:style-name="P93">Freitext für Redaktion</text:p>
          </table:table-cell>
        </table:table-row>
        <table:table-row>
          <table:table-cell table:style-name="Tabelle1.A12" office:value-type="string">
            <text:p text:style-name="P84">risc</text:p>
          </table:table-cell>
          <table:table-cell table:style-name="Tabelle1.B5" office:value-type="string">
            <text:p text:style-name="P84">Enum</text:p>
          </table:table-cell>
          <table:table-cell table:style-name="Tabelle1.C5" office:value-type="string">
            <text:p text:style-name="P84">n</text:p>
          </table:table-cell>
          <table:table-cell table:style-name="Tabelle1.D5" office:value-type="string">
            <text:p text:style-name="P93">Risikoeinstufung</text:p>
          </table:table-cell>
        </table:table-row>
        <table:table-row>
          <table:table-cell table:style-name="Tabelle1.A12" office:value-type="string">
            <text:p text:style-name="P84">callMoneyPct</text:p>
          </table:table-cell>
          <table:table-cell table:style-name="Tabelle1.B6" office:value-type="string">
            <text:p text:style-name="P84">Numerisch</text:p>
          </table:table-cell>
          <table:table-cell table:style-name="Tabelle1.C6" office:value-type="string">
            <text:p text:style-name="P90">n</text:p>
          </table:table-cell>
          <table:table-cell table:style-name="Tabelle1.D6" office:value-type="string">
            <text:p text:style-name="P93">Prozentangabe <text:span text:style-name="T25">Tagesgeld</text:span></text:p>
          </table:table-cell>
        </table:table-row>
        <table:table-row>
          <table:table-cell table:style-name="Tabelle1.A12" office:value-type="string">
            <text:p text:style-name="P89">etfPct</text:p>
          </table:table-cell>
          <table:table-cell table:style-name="Tabelle1.B7" office:value-type="string">
            <text:p text:style-name="P89">Numerisch</text:p>
          </table:table-cell>
          <table:table-cell table:style-name="Tabelle1.C7" office:value-type="string">
            <text:p text:style-name="P90">n</text:p>
          </table:table-cell>
          <table:table-cell table:style-name="Tabelle1.D7" office:value-type="string">
            <text:p text:style-name="P94">Prozentangabe <text:span text:style-name="T25">ETF</text:span></text:p>
          </table:table-cell>
        </table:table-row>
        <table:table-row>
          <table:table-cell table:style-name="Tabelle1.A12" office:value-type="string">
            <text:p text:style-name="P89">goldPct</text:p>
          </table:table-cell>
          <table:table-cell table:style-name="Tabelle1.B8" office:value-type="string">
            <text:p text:style-name="P89">Numerisch</text:p>
          </table:table-cell>
          <table:table-cell table:style-name="Tabelle1.C8" office:value-type="string">
            <text:p text:style-name="P90">n</text:p>
          </table:table-cell>
          <table:table-cell table:style-name="Tabelle1.D8" office:value-type="string">
            <text:p text:style-name="P94">Prozentangabe <text:span text:style-name="T25">Gold</text:span></text:p>
          </table:table-cell>
        </table:table-row>
        <table:table-row>
          <table:table-cell table:style-name="Tabelle1.A12" office:value-type="string">
            <text:p text:style-name="P89">loanPct</text:p>
          </table:table-cell>
          <table:table-cell table:style-name="Tabelle1.B9" office:value-type="string">
            <text:p text:style-name="P89">Numerisch</text:p>
          </table:table-cell>
          <table:table-cell table:style-name="Tabelle1.C9" office:value-type="string">
            <text:p text:style-name="P90">n</text:p>
          </table:table-cell>
          <table:table-cell table:style-name="Tabelle1.D9" office:value-type="string">
            <text:p text:style-name="P94">Prozentangabe <text:span text:style-name="T25">Anleihen</text:span></text:p>
          </table:table-cell>
        </table:table-row>
        <table:table-row>
          <table:table-cell table:style-name="Tabelle1.A12" office:value-type="string">
            <text:p text:style-name="P89">sharePct</text:p>
          </table:table-cell>
          <table:table-cell table:style-name="Tabelle1.B10" office:value-type="string">
            <text:p text:style-name="P89">Numerisch</text:p>
          </table:table-cell>
          <table:table-cell table:style-name="Tabelle1.C10" office:value-type="string">
            <text:p text:style-name="P92">y</text:p>
          </table:table-cell>
          <table:table-cell table:style-name="Tabelle1.D10" office:value-type="string">
            <text:p text:style-name="P94">Prozentangabe <text:span text:style-name="T25">Aktien</text:span></text:p>
          </table:table-cell>
        </table:table-row>
        <table:table-row>
          <table:table-cell table:style-name="Tabelle1.A12" office:value-type="string">
            <text:p text:style-name="P90">validFrom</text:p>
          </table:table-cell>
          <table:table-cell table:style-name="Tabelle1.B12" office:value-type="string">
            <text:p text:style-name="P90">Date</text:p>
          </table:table-cell>
          <table:table-cell table:style-name="Tabelle1.C12" office:value-type="string">
            <text:p text:style-name="P90">y</text:p>
          </table:table-cell>
          <table:table-cell table:style-name="Tabelle1.D12" office:value-type="string">
            <text:p text:style-name="P95">Gültigkeitsdatum ab</text:p>
          </table:table-cell>
        </table:table-row>
        <table:table-row>
          <table:table-cell table:style-name="Tabelle1.A12" office:value-type="string">
            <text:p text:style-name="P90">validUntil</text:p>
          </table:table-cell>
          <table:table-cell table:style-name="Tabelle1.B12" office:value-type="string">
            <text:p text:style-name="P90">Date</text:p>
          </table:table-cell>
          <table:table-cell table:style-name="Tabelle1.C12" office:value-type="string">
            <text:p text:style-name="P90">y</text:p>
          </table:table-cell>
          <table:table-cell table:style-name="Tabelle1.D12" office:value-type="string">
            <text:p text:style-name="P95">Gültigkeitsdatum bis</text:p>
          </table:table-cell>
        </table:table-row>
      </table:table>
      <text:p text:style-name="P67"/>
      <text:p text:style-name="P68">Die Prozentangaben können mit und ohne Nachkommastellen (Dezimalzeichen ist ein Punkt) erfolgen: 10, 10.0, 10.05, …</text:p>
      <text:p text:style-name="P69">Aktien spielen derzeit noch keine Rolle und dürfen in den REST-Aufrufen fehlen.</text:p>
      <text:p text:style-name="P66"/>
      <text:h text:style-name="P81" text:outline-level="3">Abfrage <text:span text:style-name="T21">aller vorhandenen Portfolios</text:span></text:h>
      <text:p text:style-name="P65">NOT IMPLEMENTED YET</text:p>
      <text:p text:style-name="Standard"/>
      <text:p text:style-name="Standard"/>
      <text:h text:style-name="P81" text:outline-level="3">Abfragen eines bestimmten Portfolios</text:h>
      <text:p text:style-name="P66"/>
      <text:h text:style-name="P82" text:outline-level="3"/>
      <text:h text:style-name="P83" text:outline-level="3">Anlegen eines Portfolios</text:h>
      <text:p text:style-name="P11">Methode: POST</text:p>
      <text:p text:style-name="P11">URL: &lt;Server&gt;:&lt;Port&gt;/<text:span text:style-name="T27">portfolio/create</text:span></text:p>
      <text:p text:style-name="P71"/>
      <text:p text:style-name="P76">Beispiel <text:span text:style-name="T22">JSON REQUEST (</text:span>tokenId ist auszutauschen<text:span text:style-name="T29">):</text:span></text:p>
      <text:p text:style-name="P13"><text:span text:style-name="T3">{</text:span></text:p>
      <text:p text:style-name="P16"><text:tab/>"tokenId": "c9df6647-2b68-461b-a35f-9f4988d2d3ff",</text:p>
      <text:p text:style-name="P16"><text:tab/>"portfolio": {</text:p>
      <text:p text:style-name="P16"><text:tab/><text:tab/>"portfolioName": "Tolles X Produkt",</text:p>
      <text:p text:style-name="P16"><text:tab/><text:tab/>"description": "Freitext mit viel Raum für Erklärungen...",</text:p>
      <text:p text:style-name="P16"><text:tab/><text:tab/>"risc": "CONSERVATIVE",</text:p>
      <text:p text:style-name="P16"><text:tab/><text:tab/>"callMoneyPct": 10.32,</text:p>
      <text:p text:style-name="P16"><text:tab/><text:tab/>"goldPct": 15.51,</text:p>
      <text:p text:style-name="P16"><text:tab/><text:tab/>"loanPct": 50,</text:p>
      <text:p text:style-name="P16"><text:tab/><text:tab/>"<text:span text:style-name="T23">etf</text:span>Pct": 25,</text:p>
      <text:p text:style-name="P16"><text:tab/><text:tab/>"validFrom": "1995-07-29T18:25:43.511Z",</text:p>
      <text:p text:style-name="P16"><text:tab/><text:tab/>"validUntil": "2033-07-29T18:25:43.511Z"</text:p>
      <text:p text:style-name="P16"><text:tab/>}</text:p>
      <text:p text:style-name="P16">}</text:p>
      <text:p text:style-name="P17"/>
      <text:p text:style-name="Standard">JSON Response:</text:p>
      <text:p text:style-name="P20">{</text:p>
      <text:p text:style-name="P20"><text:s text:c="2"/>"returnCode": 200,</text:p>
      <text:p text:style-name="P20"><text:s text:c="2"/>"description": "Portfolio Saved",</text:p>
      <text:p text:style-name="P20"><text:s text:c="2"/>"result": "OK",</text:p>
      <text:p text:style-name="P20"><text:s text:c="2"/>"portfolio": {</text:p>
      <text:p text:style-name="P20"><text:s text:c="4"/>"portfolioId": 6,</text:p>
      <text:p text:style-name="P20"><text:s text:c="4"/>"portfolioName": "Tolles X Produkt",</text:p>
      <text:p text:style-name="P20"><text:s text:c="4"/>"description": "Freitext mit viel Raum für Erklärungen...",</text:p>
      <text:p text:style-name="P20"><text:s text:c="4"/>"risc": "CONSERVATIVE",</text:p>
      <text:p text:style-name="P20"><text:s text:c="4"/>"callMoneyPct": 10.32,</text:p>
      <text:p text:style-name="P20"><text:s text:c="4"/>"goldPct": 15.51,</text:p>
      <text:p text:style-name="P20"><text:s text:c="4"/>"loanPct": 50.0,</text:p>
      <text:p text:style-name="P20"><text:s text:c="4"/>"sharePct": 25.0,</text:p>
      <text:p text:style-name="P20"><text:s text:c="4"/>"validFrom": "1995-07-29T18:25:43.511+0000",</text:p>
      <text:p text:style-name="P20"><text:s text:c="4"/>"validUntil": "2033-07-29T18:25:43.511+0000"</text:p>
      <text:p text:style-name="P20"><text:s text:c="2"/>}</text:p>
      <text:p text:style-name="P20">}</text:p>
      <text:p text:style-name="Standard"/>
      <text:h text:style-name="P82" text:outline-level="3"/>
      <text:h text:style-name="P83" text:outline-level="3">Assetklasse</text:h>
      <text:p text:style-name="P64">Eigenschaften:</text:p>
      <text:p text:style-name="P6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87">Attribut</text:p>
          </table:table-cell>
          <table:table-cell table:style-name="Tabelle2.A1" office:value-type="string">
            <text:p text:style-name="P87">Typ</text:p>
          </table:table-cell>
          <table:table-cell table:style-name="Tabelle2.A1" office:value-type="string">
            <text:p text:style-name="P87">NULL</text:p>
          </table:table-cell>
          <table:table-cell table:style-name="Tabelle2.D1" office:value-type="string">
            <text:p text:style-name="P88">Bedeutung</text:p>
          </table:table-cell>
        </table:table-row>
        <table:table-row>
          <table:table-cell table:style-name="Tabelle2.A6" office:value-type="string">
            <text:p text:style-name="P85"><text:span text:style-name="T24">assetClass</text:span>Id</text:p>
          </table:table-cell>
          <table:table-cell table:style-name="Tabelle2.B2" office:value-type="string">
            <text:p text:style-name="P85">Numerisch</text:p>
          </table:table-cell>
          <table:table-cell table:style-name="Tabelle2.C2" office:value-type="string">
            <text:p text:style-name="P85">n</text:p>
          </table:table-cell>
          <table:table-cell table:style-name="Tabelle2.D2" office:value-type="string">
            <text:p text:style-name="P96">Technische ID</text:p>
          </table:table-cell>
        </table:table-row>
        <table:table-row>
          <table:table-cell table:style-name="Tabelle2.A6" office:value-type="string">
            <text:p text:style-name="P93">providerId</text:p>
          </table:table-cell>
          <table:table-cell table:style-name="Tabelle2.B4" office:value-type="string">
            <text:p text:style-name="P93">Numerisch</text:p>
          </table:table-cell>
          <table:table-cell table:style-name="Tabelle2.C4" office:value-type="string">
            <text:p text:style-name="P93">n</text:p>
          </table:table-cell>
          <table:table-cell table:style-name="Tabelle2.D4" office:value-type="string">
            <text:p text:style-name="P93">Externe Verwaltungsnummer</text:p>
          </table:table-cell>
        </table:table-row>
        <table:table-row>
          <table:table-cell table:style-name="Tabelle2.A6" office:value-type="string">
            <text:p text:style-name="P85">p<text:span text:style-name="T24">rovider</text:span>Name</text:p>
          </table:table-cell>
          <table:table-cell table:style-name="Tabelle2.B4" office:value-type="string">
            <text:p text:style-name="P85">String</text:p>
          </table:table-cell>
          <table:table-cell table:style-name="Tabelle2.C4" office:value-type="string">
            <text:p text:style-name="P93">y</text:p>
          </table:table-cell>
          <table:table-cell table:style-name="Tabelle2.D4" office:value-type="string">
            <text:p text:style-name="P93">Name des Anbieters</text:p>
          </table:table-cell>
        </table:table-row>
        <table:table-row>
          <table:table-cell table:style-name="Tabelle2.A6" office:value-type="string">
            <text:p text:style-name="P85">description</text:p>
          </table:table-cell>
          <table:table-cell table:style-name="Tabelle2.B5" office:value-type="string">
            <text:p text:style-name="P85">String</text:p>
          </table:table-cell>
          <table:table-cell table:style-name="Tabelle2.C5" office:value-type="string">
            <text:p text:style-name="P85">y</text:p>
          </table:table-cell>
          <table:table-cell table:style-name="Tabelle2.D5" office:value-type="string">
            <text:p text:style-name="P96">Freitext für Redaktion</text:p>
          </table:table-cell>
        </table:table-row>
        <table:table-row>
          <table:table-cell table:style-name="Tabelle2.A6" office:value-type="string">
            <text:p text:style-name="P96">assetClassName</text:p>
          </table:table-cell>
          <table:table-cell table:style-name="Tabelle2.B6" office:value-type="string">
            <text:p text:style-name="P96">String</text:p>
          </table:table-cell>
          <table:table-cell table:style-name="Tabelle2.C6" office:value-type="string">
            <text:p text:style-name="P96">n</text:p>
          </table:table-cell>
          <table:table-cell table:style-name="Tabelle2.D6" office:value-type="string">
            <text:p text:style-name="P96">Bezeichner der Assetklasse </text:p>
          </table:table-cell>
        </table:table-row>
        <table:table-row>
          <table:table-cell table:style-name="Tabelle2.A7" office:value-type="string">
            <text:p text:style-name="P96">assetClassType</text:p>
          </table:table-cell>
          <table:table-cell table:style-name="Tabelle2.B7" office:value-type="string">
            <text:p text:style-name="P96">Enumeration</text:p>
          </table:table-cell>
          <table:table-cell table:style-name="Tabelle2.C7" office:value-type="string">
            <text:p text:style-name="P91">n</text:p>
          </table:table-cell>
          <table:table-cell table:style-name="Tabelle2.D7" office:value-type="string">
            <text:p text:style-name="P96">Assetklasse</text:p>
          </table:table-cell>
        </table:table-row>
      </table:table>
      <text:p text:style-name="P30"/>
      <text:p text:style-name="P74">Beim Anlegen einer Assetklasse entscheidet der Anwender über den assetClassType, um was für ein Asset es sich handelt (Gold, Anleihen, ETF). Tagesgeld und Aktien spielen derzeit hier keine Rolle.</text:p>
      <text:p text:style-name="P74"/>
      <text:p text:style-name="P74">Beim Zusammenstellen eines Portfolios können über den assetClassType die Assets entsprechend als zusammengehörende Klassen dargestellt werden.</text:p>
      <text:p text:style-name="Standard"/>
      <text:h text:style-name="P82" text:outline-level="3"/>
      <text:h text:style-name="P83" text:outline-level="3">Anlegen einer Assetklasse</text:h>
      <text:p text:style-name="P12">Methode: POST</text:p>
      <text:p text:style-name="P12">URL: &lt;Server&gt;:&lt;Port&gt;/<text:span text:style-name="T27">portfolio/assetClass/create</text:span></text:p>
      <text:p text:style-name="P72"/>
      <text:p text:style-name="P76">Beispiel <text:span text:style-name="T22">JSON REQUEST (</text:span>tokenId ist auszutauschen<text:span text:style-name="T28">):</text:span></text:p>
      <text:p text:style-name="P18">{</text:p>
      <text:p text:style-name="P18"><text:tab/>"tokenId": "b57f3be5-58fb-4518-b4d7-1719621c2498",</text:p>
      <text:p text:style-name="P18"><text:tab/>"assetClass": {</text:p>
      <text:p text:style-name="P18"><text:tab/><text:tab/>"providerId": 1212,</text:p>
      <text:p text:style-name="P18"><text:tab/><text:tab/>"providerName": "iShares Super Class",</text:p>
      <text:p text:style-name="P18"><text:tab/><text:tab/>"assetClassName": "Asset Class",</text:p>
      <text:p text:style-name="P18"><text:tab/><text:tab/>"description": "Freitext mit bla bla...",</text:p>
      <text:p text:style-name="P18"><text:tab/><text:tab/>"assetClassType": "GOLD"</text:p>
      <text:p text:style-name="P18"><text:tab/>}</text:p>
      <text:p text:style-name="P18">}</text:p>
      <text:p text:style-name="P18"/>
      <text:p text:style-name="P75">JSON Response:</text:p>
      <text:p text:style-name="P21">{</text:p>
      <text:p text:style-name="P21"><text:s text:c="2"/>"returnCode": 200,</text:p>
      <text:p text:style-name="P21"><text:s text:c="2"/>"description": "AssetClass Saved",</text:p>
      <text:p text:style-name="P21"><text:s text:c="2"/>"result": "OK",</text:p>
      <text:p text:style-name="P21"><text:s text:c="2"/>"assetClass": {</text:p>
      <text:p text:style-name="P21"><text:s text:c="4"/>"assetClassId": 8,</text:p>
      <text:p text:style-name="P21"><text:s text:c="4"/>"assetClassName": "Asset Class",</text:p>
      <text:p text:style-name="P21"><text:s text:c="4"/>"providerId": 1212,</text:p>
      <text:p text:style-name="P21"><text:s text:c="4"/>"providerName": "iShares Super Class",</text:p>
      <text:p text:style-name="P21"><text:s text:c="4"/>"assetClassType": "GOLD",</text:p>
      <text:p text:style-name="P21"><text:s text:c="4"/>"description": "Freitext mit bla bla..."</text:p>
      <text:p text:style-name="P21"><text:s text:c="2"/>}</text:p>
      <text:p text:style-name="P75"><text:span text:style-name="T3">}</text:span></text:p>
      <text:p text:style-name="P31"/>
      <text:p text:style-name="P32"/>
      <text:p text:style-name="P32"/>
      <text:h text:style-name="P83" text:outline-level="3">Zuweisen einer oder mehrerer Assetklassen zu einem Portfolios</text:h>
      <text:p text:style-name="P14">Methode: POST</text:p>
      <text:p text:style-name="P14">URL: &lt;Server&gt;:&lt;Port&gt;/<text:span text:style-name="T27">portfolio/addAssetClassesToPortfolio</text:span></text:p>
      <text:p text:style-name="P73"/>
      <text:p text:style-name="P77">Beispiel <text:span text:style-name="T22">JSON REQUEST (</text:span>tokenId ist auszutauschen<text:span text:style-name="T28">):</text:span></text:p>
      <text:p text:style-name="P19">{</text:p>
      <text:p text:style-name="P19"><text:tab/>"tokenId": "b57f3be5-58fb-4518-b4d7-1719621c2498",</text:p>
      <text:p text:style-name="P19"><text:tab/><text:tab/>"portfolioId": 6,</text:p>
      <text:p text:style-name="P19"><text:tab/><text:tab/>"assetClassIds": [</text:p>
      <text:p text:style-name="P19"><text:tab/><text:tab/><text:tab/><text:span text:style-name="T30">14</text:span>, <text:span text:style-name="T30">15</text:span>, <text:span text:style-name="T30">16</text:span></text:p>
      <text:p text:style-name="P19"><text:tab/><text:tab/>]</text:p>
      <text:p text:style-name="P19">}</text:p>
      <text:p text:style-name="P19"/>
      <text:p text:style-name="P78">JSON Response:</text:p>
      <text:p text:style-name="P23">{</text:p>
      <text:p text:style-name="P23"><text:s text:c="2"/>"returnCode": 200,</text:p>
      <text:p text:style-name="P23"><text:s text:c="2"/>"description": "Assets Added",</text:p>
      <text:p text:style-name="P23"><text:s text:c="2"/>"result": "OK",</text:p>
      <text:p text:style-name="P23"><text:s text:c="2"/>"map": {</text:p>
      <text:p text:style-name="P23"><text:s text:c="4"/>"assetClasses": [</text:p>
      <text:p text:style-name="P23"><text:s text:c="6"/>{</text:p>
      <text:p text:style-name="P23"><text:s text:c="8"/>"assetClassId": 14,</text:p>
      <text:p text:style-name="P23"><text:s text:c="8"/>"assetClassName": "Asset Class",</text:p>
      <text:p text:style-name="P23"><text:s text:c="8"/>"providerId": 1212,</text:p>
      <text:p text:style-name="P23"><text:s text:c="8"/>"providerName": "iShares Super Class",</text:p>
      <text:p text:style-name="P23"><text:s text:c="8"/>"assetClassType": "GOLD",</text:p>
      <text:p text:style-name="P23"><text:s text:c="8"/>"description": "Freitext mit bla bla..."</text:p>
      <text:p text:style-name="P23"><text:s text:c="6"/>},</text:p>
      <text:p text:style-name="P23"><text:s text:c="6"/>{</text:p>
      <text:p text:style-name="P23"><text:s text:c="8"/>"assetClassId": 15,</text:p>
      <text:p text:style-name="P23"><text:s text:c="8"/>"assetClassName": "Teures Zeugs",</text:p>
      <text:p text:style-name="P23"><text:s text:c="8"/>"providerId": 707,</text:p>
      <text:p text:style-name="P23"><text:s text:c="8"/>"providerName": "Provider für alles Mögliche",</text:p>
      <text:p text:style-name="P23"><text:s text:c="8"/>"assetClassType": "GOLD",</text:p>
      <text:p text:style-name="P23"><text:s text:c="8"/>"description": "Freitext mit bla bla..."</text:p>
      <text:p text:style-name="P23"><text:s text:c="6"/>},</text:p>
      <text:p text:style-name="P23"><text:s text:c="6"/>{</text:p>
      <text:p text:style-name="P23"><text:s text:c="8"/>"assetClassId": 16,</text:p>
      <text:p text:style-name="P23"><text:s text:c="8"/>"assetClassName": "Aktie",</text:p>
      <text:p text:style-name="P23"><text:s text:c="8"/>"providerId": 12,</text:p>
      <text:p text:style-name="P23"><text:s text:c="8"/>"providerName": "Aktienhändler Ali",</text:p>
      <text:p text:style-name="P23"><text:s text:c="8"/>"assetClassType": "SHARE",</text:p>
      <text:p text:style-name="P23"><text:s text:c="8"/>"description": "Freitext mit bla bla..."</text:p>
      <text:p text:style-name="P23"><text:s text:c="6"/>}</text:p>
      <text:p text:style-name="P23"><text:s text:c="4"/>],</text:p>
      <text:p text:style-name="P23"><text:s text:c="4"/>"portfolio": {</text:p>
      <text:p text:style-name="P23"><text:s text:c="6"/>"portfolioId": 6,</text:p>
      <text:p text:style-name="P23"><text:s text:c="6"/>"portfolioName": "Tolles X Produkt",</text:p>
      <text:p text:style-name="P23"><text:s text:c="6"/>"description": "Freitext mit viel Raum für Erklärungen...",</text:p>
      <text:p text:style-name="P23"><text:s text:c="6"/>"risc": "CONSERVATIVE",</text:p>
      <text:p text:style-name="P23"><text:s text:c="6"/>"callMoneyPct": 10.32,</text:p>
      <text:p text:style-name="P23"><text:s text:c="6"/>"goldPct": 15.51,</text:p>
      <text:p text:style-name="P23"><text:s text:c="6"/>"loanPct": 50.0,</text:p>
      <text:p text:style-name="P23"><text:soft-page-break/><text:s text:c="6"/>"sharePct": 25.0,</text:p>
      <text:p text:style-name="P23"><text:s text:c="6"/>"validFrom": "1995-07-29T18:25:43.511+0000",</text:p>
      <text:p text:style-name="P23"><text:s text:c="6"/>"validUntil": "2033-07-29T18:25:43.511+0000"</text:p>
      <text:p text:style-name="P23"><text:s text:c="4"/>}</text:p>
      <text:p text:style-name="P23"><text:s text:c="2"/>}</text:p>
      <text:p text:style-name="P23">}</text:p>
      <text:p text:style-name="P24"/>
      <text:p text:style-name="P78"><text:span text:style-name="T26"/></text:p>
      <text:h text:style-name="Heading_20_3" text:outline-level="3">Löschen eines Portfolios</text:h>
      <text:p text:style-name="P34">→ Remark an Dirk: alle Zuweisungen implizit lösche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TW Light" svg:font-family="'Source Han Sans TW Light'"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6d71e" officeooo:paragraph-rsid="0026d7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okumentation Backe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9:09:12.299230190</meta:creation-date>
    <dc:date>2019-09-10T22:23:05.444503060</dc:date>
    <meta:editing-duration>PT2H10M1S</meta:editing-duration>
    <meta:editing-cycles>55</meta:editing-cycles>
    <meta:generator>LibreOffice/6.2.5.2$Linux_X86_64 LibreOffice_project/20$Build-2</meta:generator>
    <meta:document-statistic meta:table-count="2" meta:image-count="0" meta:object-count="0" meta:page-count="10" meta:paragraph-count="301" meta:word-count="1220" meta:character-count="9682" meta:non-whitespace-character-count="8374"/>
  </office:meta>
</office:document-meta>
</file>